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Heading_20_3"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1.2.0.oxt&#13;Update file created : emph.update.xml&#13;&#13;19.04.2021 11:59:3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1.2.0.oxt&#13;Update file created : emph-A.update.xml&#13;&#13;19.04.2021 11:59:3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1.2.0.oxt&#13;Update file created : emph-L.update.xml&#13;&#13;19.04.2021 11:59:4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9103476140510748498"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844109706264271938" text:style-name="L2">
        <text:list-item>
          <text:p text:style-name="P49">Version 2.1.2 :</text:p>
        </text:list-item>
      </text:list>
      <text:list xml:id="list4860835733173500765" text:style-name="L3">
        <text:list-item>
          <text:list>
            <text:list-item>
              <text:p text:style-name="P50">Localized help : resolved non-functional hyperlink due to API incompatibility introduced by Apache OpenOffice 4.1 (and LibreOffice 4.0).</text:p>
            </text:list-item>
          </text:list>
        </text:list-item>
      </text:list>
      <text:list xml:id="list31820524" text:continue-list="list5844109706264271938" text:style-name="L2">
        <text:list-item>
          <text:p text:style-name="P49">Version 2.1.1 :</text:p>
        </text:list-item>
      </text:list>
      <text:list xml:id="list5642495209963055957"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1814457" text:continue-list="list31820524" text:style-name="L2">
        <text:list-item>
          <text:p text:style-name="P49">Version 2.1.0 :</text:p>
        </text:list-item>
      </text:list>
      <text:list xml:id="list2751679775611041752"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1817863" text:continue-list="list31814457" text:style-name="L2">
        <text:list-item>
          <text:p text:style-name="P49">Version 2.0.0 :</text:p>
        </text:list-item>
      </text:list>
      <text:list xml:id="list2865782715369798485"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1826409" text:continue-list="list31817863" text:style-name="L2">
        <text:list-item>
          <text:p text:style-name="P49">Version 1.5.3 :</text:p>
        </text:list-item>
      </text:list>
      <text:list xml:id="list7251292989936625660"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279354506529271314"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11572784350953739"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242194706706640815"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299226629880430856"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292016732492211255"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41583818843145287"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256761514065309781"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071809352092805280"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257038255171524660"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909974747732314741" text:style-name="L17">
        <text:list-item>
          <text:p text:style-name="P64">Arg1 : <text:span text:style-name="InstructionMacro">String</text:span> : mandatory, type of control used for the button</text:p>
        </text:list-item>
      </text:list>
      <text:list xml:id="list5013750852995819343"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949474310837453961"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025676050048215560"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938424610101034957"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190338383334057925"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767370127073813379"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926198137444754452"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110790153721317331"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722892638755706312"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015109938006943822"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353991016342376970"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99776684632378320"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1226785265618013708"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175840710583170070"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817872993163392536"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65761559599348604"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369874130443497583"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Toolbar to quickly assign the "Emphasis" and "Strong Emphasis" character styles.</text:p>
      <text:p text:style-name="tooltipText"/>
      <text:p text:style-name="tooltipLang"><text:bookmark-start text:name="__RefHeading__44467_325084090"/>Tooltip de<text:bookmark-end text:name="__RefHeading__44467_325084090"/></text:p>
      <text:p text:style-name="descrText">emph – Werkzeugleiste, um schnell die Zeichenvorlagen "Betont" und "Stark Betont" zuzuweis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Button bar with buttons for “emphasize” and “strong emphasize”.</text:p>
      <text:p text:style-name="P39"><text:soft-page-break/></text:p>
      <text:p text:style-name="descrText"/>
      <text:p text:style-name="descrLang"><text:bookmark-start text:name="__RefHeading__78156_325084090"/>Description de<text:bookmark-end text:name="__RefHeading__78156_325084090"/></text:p>
      <text:p text:style-name="descrText">Symbolleiste mit Buttons für “betont” und “stark betont”.</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77077829654908666"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10638524637640933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53424432352114600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59177493881696477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80497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81692700101116238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7387019330581827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19479571163211971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1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12</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12</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12</dc:date>
     <text:p>internal</text:p>
     <text:p>Page2</text:p>
     <text:p/>
    </office:annotation>Paragraph styles</text:p>
      <text:p text:style-name="P28"><office:annotation>
     <dc:creator>BM</dc:creator>
     <dc:date>2008-03-13T00:00:00.12</dc:date>
     <text:p>internal</text:p>
     <text:p>Page7</text:p>
     <text:p/>
    </office:annotation>Hyperlinks</text:p>
      <text:p text:style-name="hlp_5f_paragraph"><text:span text:style-name="T14"><office:annotation>
      <dc:creator>BM</dc:creator>
      <dc:date>2008-03-13T00:00:00.12</dc:date>
      <text:p>internal</text:p>
      <text:p>Page3</text:p>
      <text:p/>
     </office:annotation></text:span><text:span text:style-name="T14">Text formatting</text:span></text:p>
      <text:p text:style-name="P28"><office:annotation>
     <dc:creator>BM</dc:creator>
     <dc:date>2008-03-26T00:00:00.1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12</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1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13</dc:date>
     <text:p>external</text:p>
     <text:p>text/swriter/main0210.xhp</text:p>
     <text:p/>
    </office:annotation><text:span text:style-name="T14">Preview topic</text:span> </text:p>
      <text:p text:style-name="hlp_5f_paragraph">This hyperlink displays <text:s/><office:annotation>
     <dc:creator>BM</dc:creator>
     <dc:date>2008-03-15T00:00:00.1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822946" text:continue-list="list610638524637640933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829947" text:continue-list="list3180497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14</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14</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15</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31812326" text:continue-list="list3182294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5" meta:character-count="8194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1.2.0") ' fill with your values
  setExtensionDescription("en, de")
  setDisplayName("en", "emph - Apply emphasize character styles.")
  setDisplayName("de", "emph - Betont-Zeichenvorlagen anwenden.")
  setTooltip("en, de", "en") ' deprecated ! starting from 3.1,use instead setExtensionDescription

  setPublisherName("en", "Peter Triesberger", "https://github.com/peter88213")
  setLicense("en")

  beginUpdateInformation("direct", "direct") 
	setUpdateSource("https://raw.githubusercontent.com/peter88213/emph/master/", "https://raw.githubusercontent.com/peter88213/emph/master/")
  endUpdateInformation

endDescription  


beginAnnexes 
  useLibrary("Basic", "emph/")
endAnnexes

beginAddonUI

  beginOfficeHelp
	   beginTitles()
	  	setTitle("emph help", "en")
      endTitles
      setURL("Basic", "emph", "help", "show_help")
  endOfficeHelp


  beginOfficeToolbar

    beginTbTitles("Writer")
      setTitle("emph")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